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E4)),ISBLANK(D4)))" style:apply-style-name="cf1" style:base-cell-address="Data_Sheet.D4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D4)),ISBLANK(E4)))" style:apply-style-name="cf1" style:base-cell-address="Data_Sheet.E4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  <style:map style:condition="is-true-formula(msoxl:AND(NOT(ISBLANK(A11)),ISBLANK(C11)))" style:apply-style-name="cf1" style:base-cell-address="Data_Sheet.C11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2)),ISBLANK(C12)))" style:apply-style-name="cf1" style:base-cell-address="Data_Sheet.C1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2)),ISBLANK(B12)))" style:apply-style-name="cf1" style:base-cell-address="Data_Sheet.B12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  <style:map style:condition="is-true-formula(msoxl:AND(NOT(ISBLANK(E12)),ISBLANK(D12)))" style:apply-style-name="cf1" style:base-cell-address="Data_Sheet.D12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4)),ISBLANK(C4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4)),ISBLANK(B4)))" style:apply-style-name="cf1" style:base-cell-address="Data_Sheet.B4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  <style:map style:condition="is-true-formula(msoxl:AND(NOT(ISBLANK(D12)),ISBLANK(E12)))" style:apply-style-name="cf1" style:base-cell-address="Data_Sheet.E12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  <style:map style:condition="is-true-formula(msoxl:AND(NOT(ISBLANK(G12)),ISBLANK(F12)))" style:apply-style-name="cf1" style:base-cell-address="Data_Sheet.F12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  <style:map style:condition="is-true-formula(msoxl:AND(NOT(ISBLANK(F12)),ISBLANK(G12)))" style:apply-style-name="cf1" style:base-cell-address="Data_Sheet.G12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  <style:map style:condition="is-true-formula(msoxl:AND(NOT(ISBLANK(I12)),ISBLANK(H12)))" style:apply-style-name="cf1" style:base-cell-address="Data_Sheet.H12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  <style:map style:condition="is-true-formula(msoxl:AND(NOT(ISBLANK(H12)),ISBLANK(I12)))" style:apply-style-name="cf1" style:base-cell-address="Data_Sheet.I12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  <style:map style:condition="is-true-formula(msoxl:AND(NOT(ISBLANK(K12)),ISBLANK(J12)))" style:apply-style-name="cf1" style:base-cell-address="Data_Sheet.J12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  <style:map style:condition="is-true-formula(msoxl:AND(NOT(ISBLANK(J12)),ISBLANK(K12)))" style:apply-style-name="cf1" style:base-cell-address="Data_Sheet.K12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  <style:map style:condition="is-true-formula(msoxl:AND(NOT(ISBLANK(M12)),ISBLANK(L12)))" style:apply-style-name="cf1" style:base-cell-address="Data_Sheet.L12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  <style:map style:condition="is-true-formula(msoxl:AND(NOT(ISBLANK(L12)),ISBLANK(M12)))" style:apply-style-name="cf1" style:base-cell-address="Data_Sheet.M12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  <style:map style:condition="is-true-formula(msoxl:AND(NOT(ISBLANK(O12)),ISBLANK(N12)))" style:apply-style-name="cf1" style:base-cell-address="Data_Sheet.N12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13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3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3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3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3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3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4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  <style:map style:condition="is-true-formula(msoxl:AND(NOT(ISBLANK(P11)),ISBLANK(Q11)))" style:apply-style-name="cf1" style:base-cell-address="Data_Sheet.Q11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  <style:map style:condition="is-true-formula(msoxl:AND(NOT(ISBLANK(Z11)),ISBLANK(AA11)))" style:apply-style-name="cf1" style:base-cell-address="Data_Sheet.AA11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Q4)),ISBLANK(P4)))" style:apply-style-name="cf1" style:base-cell-address="Data_Sheet.P4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7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P5)),ISBLANK(Q5)))" style:apply-style-name="cf1" style:base-cell-address="Data_Sheet.Q5"/>
      <style:map style:condition="is-true-formula(msoxl:AND(NOT(ISBLANK(AB9)),ISBLANK(AC9)))" style:apply-style-name="cf1" style:base-cell-address="Data_Sheet.AC9"/>
    </style:style>
    <style:style style:name="ce17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  <style:map style:condition="is-true-formula(msoxl:AND(NOT(ISBLANK(AB11)),ISBLANK(AC11)))" style:apply-style-name="cf1" style:base-cell-address="Data_Sheet.AC11"/>
    </style:style>
    <style:style style:name="ce17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7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18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6)),ISBLANK(O6)))" style:apply-style-name="cf1" style:base-cell-address="Data_Sheet.O6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6)),ISBLANK(R6)))" style:apply-style-name="cf1" style:base-cell-address="Data_Sheet.R6"/>
      <style:map style:condition="is-true-formula(msoxl:AND(NOT(ISBLANK(S7)),ISBLANK(R7)))" style:apply-style-name="cf1" style:base-cell-address="Data_Sheet.R7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  <style:map style:condition="is-true-formula(msoxl:AND(NOT(ISBLANK(N12)),ISBLANK(O12)))" style:apply-style-name="cf1" style:base-cell-address="Data_Sheet.O12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  <style:map style:condition="is-true-formula(msoxl:AND(NOT(ISBLANK(S12)),ISBLANK(R12)))" style:apply-style-name="cf1" style:base-cell-address="Data_Sheet.R12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  <style:map style:condition="is-true-formula(msoxl:AND(NOT(ISBLANK(R12)),ISBLANK(S12)))" style:apply-style-name="cf1" style:base-cell-address="Data_Sheet.S12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2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2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2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2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6)),ISBLANK(T6)))" style:apply-style-name="cf1" style:base-cell-address="Data_Sheet.T6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2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2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2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2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2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  <style:map style:condition="is-true-formula(msoxl:AND(NOT(ISBLANK(U12)),ISBLANK(T12)))" style:apply-style-name="cf1" style:base-cell-address="Data_Sheet.T12"/>
    </style:style>
    <style:style style:name="ce2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2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  <style:map style:condition="is-true-formula(msoxl:AND(NOT(ISBLANK(T12)),ISBLANK(U12)))" style:apply-style-name="cf1" style:base-cell-address="Data_Sheet.U12"/>
    </style:style>
    <style:style style:name="ce2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  <style:map style:condition="is-true-formula(msoxl:AND(NOT(ISBLANK(W12)),ISBLANK(V12)))" style:apply-style-name="cf1" style:base-cell-address="Data_Sheet.V12"/>
    </style:style>
    <style:style style:name="ce2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2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2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2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2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2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2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2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2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2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2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2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2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2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2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2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2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2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2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2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2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2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2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  <style:map style:condition="is-true-formula(msoxl:AND(NOT(ISBLANK(V12)),ISBLANK(W12)))" style:apply-style-name="cf1" style:base-cell-address="Data_Sheet.W12"/>
    </style:style>
    <style:style style:name="ce2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2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2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  <style:map style:condition="is-true-formula(msoxl:AND(NOT(ISBLANK(Y12)),ISBLANK(X12)))" style:apply-style-name="cf1" style:base-cell-address="Data_Sheet.X12"/>
    </style:style>
    <style:style style:name="ce2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  <style:map style:condition="is-true-formula(msoxl:AND(NOT(ISBLANK(X12)),ISBLANK(Y12)))" style:apply-style-name="cf1" style:base-cell-address="Data_Sheet.Y12"/>
    </style:style>
    <style:style style:name="ce2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0">
            <text:p>Ministerial Department</text:p>
          </table:table-cell>
          <table:table-cell office:value-type="string" table:style-name="ce18">
            <text:p>Home Office</text:p>
          </table:table-cell>
          <table:table-cell office:value-type="float" office:value="5813" table:style-name="ce19">
            <text:p>5,813</text:p>
          </table:table-cell>
          <table:table-cell office:value-type="float" office:value="5315.26" table:style-name="ce24">
            <text:p>5,315</text:p>
          </table:table-cell>
          <table:table-cell office:value-type="float" office:value="9650" table:style-name="ce26">
            <text:p>9,650</text:p>
          </table:table-cell>
          <table:table-cell office:value-type="float" office:value="9160.14" table:style-name="ce25">
            <text:p>9,160</text:p>
          </table:table-cell>
          <table:table-cell office:value-type="float" office:value="5502" table:style-name="ce30">
            <text:p>5,502</text:p>
          </table:table-cell>
          <table:table-cell office:value-type="float" office:value="5303.49" table:style-name="ce45">
            <text:p>5,303</text:p>
          </table:table-cell>
          <table:table-cell office:value-type="float" office:value="1647" table:style-name="ce46">
            <text:p>1,647</text:p>
          </table:table-cell>
          <table:table-cell office:value-type="float" office:value="1600.64" table:style-name="ce44">
            <text:p>1,601</text:p>
          </table:table-cell>
          <table:table-cell office:value-type="float" office:value="193" table:style-name="ce49">
            <text:p>193</text:p>
          </table:table-cell>
          <table:table-cell office:value-type="float" office:value="191.7" table:style-name="ce124">
            <text:p>192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22805" table:content-validation-name="val3" table:style-name="ce131">
            <text:p>22,805</text:p>
          </table:table-cell>
          <table:table-cell office:value-type="float" office:value="21571.23" table:content-validation-name="val3" table:style-name="ce134">
            <text:p>21,571</text:p>
          </table:table-cell>
          <table:table-cell office:value-type="float" office:value="2087" table:style-name="ce136">
            <text:p>2,087</text:p>
          </table:table-cell>
          <table:table-cell office:value-type="float" office:value="2029.11" table:style-name="ce145">
            <text:p>2,029</text:p>
          </table:table-cell>
          <table:table-cell table:style-name="ce146"/>
          <table:table-cell table:style-name="ce174"/>
          <table:table-cell table:style-name="ce162"/>
          <table:table-cell table:style-name="ce161"/>
          <table:table-cell table:style-name="ce163"/>
          <table:table-cell table:style-name="ce165"/>
          <table:table-cell office:value-type="float" office:value="2087" table:style-name="ce166">
            <text:p>2,087</text:p>
          </table:table-cell>
          <table:table-cell office:value-type="float" office:value="2029.11" table:style-name="ce152">
            <text:p>2,029</text:p>
          </table:table-cell>
          <table:table-cell office:value-type="float" office:value="24892" table:content-validation-name="val3" table:style-name="ce148">
            <text:p>24,892</text:p>
          </table:table-cell>
          <table:table-cell office:value-type="float" office:value="23600.34" table:content-validation-name="val3" table:style-name="ce149">
            <text:p>23,600</text:p>
          </table:table-cell>
          <table:table-cell office:value-type="currency" office:value="52083000" table:content-validation-name="val2" table:style-name="ce9">
            <text:p>£52,083,000.00</text:p>
          </table:table-cell>
          <table:table-cell office:value-type="currency" office:value="9761000" table:content-validation-name="val2" table:style-name="ce9">
            <text:p>£9,761,000.00</text:p>
          </table:table-cell>
          <table:table-cell office:value-type="currency" office:value="21000" table:content-validation-name="val2" table:style-name="ce9">
            <text:p>£21,000.00</text:p>
          </table:table-cell>
          <table:table-cell office:value-type="currency" office:value="782000" table:content-validation-name="val2" table:style-name="ce9">
            <text:p>£782,000.00</text:p>
          </table:table-cell>
          <table:table-cell office:value-type="currency" office:value="11679000" table:content-validation-name="val2" table:style-name="ce9">
            <text:p>£11,679,000.00</text:p>
          </table:table-cell>
          <table:table-cell office:value-type="currency" office:value="4933000" table:content-validation-name="val2" table:style-name="ce9">
            <text:p>£4,933,000.00</text:p>
          </table:table-cell>
          <table:table-cell office:value-type="currency" office:value="79259000" table:style-name="ce10">
            <text:p>£79,259,000.00</text:p>
          </table:table-cell>
          <table:table-cell office:value-type="currency" office:value="2221000" table:content-validation-name="val2" table:style-name="ce11">
            <text:p>£2,221,000.00</text:p>
          </table:table-cell>
          <table:table-cell office:value-type="currency" office:value="855000" table:content-validation-name="val2" table:style-name="ce11">
            <text:p>£855,000.00</text:p>
          </table:table-cell>
          <table:table-cell office:value-type="currency" office:value="3076000" table:style-name="ce10">
            <text:p>£3,076,000.00</text:p>
          </table:table-cell>
          <table:table-cell office:value-type="currency" office:value="82335000" table:style-name="ce12">
            <text:p>£82,335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posrt Service</text:p>
          </table:table-cell>
          <table:table-cell office:value-type="string" table:style-name="ce20">
            <text:p>Executive Agency</text:p>
          </table:table-cell>
          <table:table-cell office:value-type="string" table:style-name="ce18">
            <text:p>Home Office</text:p>
          </table:table-cell>
          <table:table-cell office:value-type="float" office:value="2178" table:style-name="ce21">
            <text:p>2,178</text:p>
          </table:table-cell>
          <table:table-cell office:value-type="float" office:value="1879.16" table:style-name="ce28">
            <text:p>1,879</text:p>
          </table:table-cell>
          <table:table-cell office:value-type="float" office:value="831" table:style-name="ce29">
            <text:p>831</text:p>
          </table:table-cell>
          <table:table-cell office:value-type="float" office:value="745.28" table:style-name="ce27">
            <text:p>745</text:p>
          </table:table-cell>
          <table:table-cell office:value-type="float" office:value="487" table:style-name="ce31">
            <text:p>487</text:p>
          </table:table-cell>
          <table:table-cell office:value-type="float" office:value="476.25" table:style-name="ce48">
            <text:p>476</text:p>
          </table:table-cell>
          <table:table-cell office:value-type="float" office:value="122" table:style-name="ce47">
            <text:p>122</text:p>
          </table:table-cell>
          <table:table-cell office:value-type="float" office:value="120.84" table:style-name="ce38">
            <text:p>121</text:p>
          </table:table-cell>
          <table:table-cell office:value-type="float" office:value="11" table:style-name="ce39">
            <text:p>11</text:p>
          </table:table-cell>
          <table:table-cell office:value-type="float" office:value="10.9" table:style-name="ce125">
            <text:p>11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3629" table:content-validation-name="val3" table:style-name="ce132">
            <text:p>3,629</text:p>
          </table:table-cell>
          <table:table-cell office:value-type="float" office:value="3232.4300000000003" table:content-validation-name="val3" table:style-name="ce135">
            <text:p>3,232</text:p>
          </table:table-cell>
          <table:table-cell office:value-type="float" office:value="5" table:style-name="ce137">
            <text:p>5</text:p>
          </table:table-cell>
          <table:table-cell office:value-type="float" office:value="5" table:style-name="ce143">
            <text:p>5</text:p>
          </table:table-cell>
          <table:table-cell table:style-name="ce147"/>
          <table:table-cell table:style-name="ce170"/>
          <table:table-cell table:style-name="ce169"/>
          <table:table-cell table:style-name="ce168"/>
          <table:table-cell table:style-name="ce167"/>
          <table:table-cell table:style-name="ce159"/>
          <table:table-cell office:value-type="float" office:value="5" table:style-name="ce132">
            <text:p>5</text:p>
          </table:table-cell>
          <table:table-cell office:value-type="float" office:value="5" table:style-name="ce135">
            <text:p>5</text:p>
          </table:table-cell>
          <table:table-cell office:value-type="float" office:value="3634" table:content-validation-name="val3" table:style-name="ce175">
            <text:p>3,634</text:p>
          </table:table-cell>
          <table:table-cell office:value-type="float" office:value="3237.4300000000003" table:content-validation-name="val3" table:style-name="ce150">
            <text:p>3,237</text:p>
          </table:table-cell>
          <table:table-cell office:value-type="currency" office:value="6150000" table:content-validation-name="val2" table:style-name="ce9">
            <text:p>£6,150,000.00</text:p>
          </table:table-cell>
          <table:table-cell office:value-type="currency" office:value="117000" table:content-validation-name="val2" table:style-name="ce9">
            <text:p>£117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582000" table:content-validation-name="val2" table:style-name="ce9">
            <text:p>£582,000.00</text:p>
          </table:table-cell>
          <table:table-cell office:value-type="currency" office:value="1105000" table:content-validation-name="val2" table:style-name="ce9">
            <text:p>£1,105,000.00</text:p>
          </table:table-cell>
          <table:table-cell office:value-type="currency" office:value="461000" table:content-validation-name="val2" table:style-name="ce9">
            <text:p>£461,000.00</text:p>
          </table:table-cell>
          <table:table-cell office:value-type="currency" office:value="8415000" table:style-name="ce10">
            <text:p>£8,415,000.00</text:p>
          </table:table-cell>
          <table:table-cell office:value-type="currency" office:value="94000" table:content-validation-name="val2" table:style-name="ce11">
            <text:p>£94,000.00</text:p>
          </table:table-cell>
          <table:table-cell office:value-type="currency" office:value="40000" table:content-validation-name="val2" table:style-name="ce11">
            <text:p>£40,000.00</text:p>
          </table:table-cell>
          <table:table-cell office:value-type="currency" office:value="134000" table:style-name="ce10">
            <text:p>£134,000.00</text:p>
          </table:table-cell>
          <table:table-cell office:value-type="currency" office:value="8549000" table:style-name="ce12">
            <text:p>£8,549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62">
            <text:p>Executive Agency</text:p>
          </table:table-cell>
          <table:table-cell office:value-type="string" table:style-name="ce22">
            <text:p>Home Office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5" table:style-name="ce78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52">
            <text:p>20</text:p>
          </table:table-cell>
          <table:table-cell office:value-type="float" office:value="17" table:style-name="ce54">
            <text:p>17</text:p>
          </table:table-cell>
          <table:table-cell office:value-type="float" office:value="16.600000000000001" table:style-name="ce105">
            <text:p>17</text:p>
          </table:table-cell>
          <table:table-cell office:value-type="float" office:value="3" table:style-name="ce108">
            <text:p>3</text:p>
          </table:table-cell>
          <table:table-cell office:value-type="float" office:value="3" table:style-name="ce109">
            <text:p>3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45" table:content-validation-name="val3" table:style-name="ce132">
            <text:p>45</text:p>
          </table:table-cell>
          <table:table-cell office:value-type="float" office:value="44.6" table:content-validation-name="val3" table:style-name="ce133">
            <text:p>45</text:p>
          </table:table-cell>
          <table:table-cell office:value-type="float" office:value="0" table:style-name="ce190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0" table:style-name="ce20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0" table:style-name="ce221">
            <text:p>0</text:p>
          </table:table-cell>
          <table:table-cell office:value-type="float" office:value="0" table:style-name="ce223">
            <text:p>0</text:p>
          </table:table-cell>
          <table:table-cell office:value-type="float" office:value="0" table:style-name="ce226">
            <text:p>0</text:p>
          </table:table-cell>
          <table:table-cell office:value-type="float" office:value="0" table:style-name="ce224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45" table:content-validation-name="val3" table:style-name="ce175">
            <text:p>45</text:p>
          </table:table-cell>
          <table:table-cell office:value-type="float" office:value="44.6" table:content-validation-name="val3" table:style-name="ce151">
            <text:p>45</text:p>
          </table:table-cell>
          <table:table-cell office:value-type="currency" office:value="178000" table:content-validation-name="val2" table:style-name="ce9">
            <text:p>£178,000.00</text:p>
          </table:table-cell>
          <table:table-cell office:value-type="currency" office:value="4000" table:content-validation-name="val2" table:style-name="ce9">
            <text:p>£4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9000" table:content-validation-name="val2" table:style-name="ce9">
            <text:p>£39,000.00</text:p>
          </table:table-cell>
          <table:table-cell office:value-type="currency" office:value="17000" table:content-validation-name="val2" table:style-name="ce9">
            <text:p>£17,000.00</text:p>
          </table:table-cell>
          <table:table-cell office:value-type="currency" office:value="238000" table:style-name="ce10">
            <text:p>£238,000.00</text:p>
          </table:table-cell>
          <table:table-cell office:value-type="currency" office:value="40000" table:content-validation-name="val2" table:style-name="ce11">
            <text:p>£40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40000" table:style-name="ce10">
            <text:p>£40,000.00</text:p>
          </table:table-cell>
          <table:table-cell office:value-type="currency" office:value="278000" table:style-name="ce12">
            <text:p>£278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3">
            <text:p>Home Office</text:p>
          </table:table-cell>
          <table:table-cell office:value-type="float" office:value="282" table:style-name="ce67">
            <text:p>282</text:p>
          </table:table-cell>
          <table:table-cell office:value-type="float" office:value="253.92999999999995" table:style-name="ce76">
            <text:p>254</text:p>
          </table:table-cell>
          <table:table-cell office:value-type="float" office:value="183" table:style-name="ce79">
            <text:p>183</text:p>
          </table:table-cell>
          <table:table-cell office:value-type="float" office:value="173.47" table:style-name="ce32">
            <text:p>173</text:p>
          </table:table-cell>
          <table:table-cell office:value-type="float" office:value="258" table:style-name="ce35">
            <text:p>258</text:p>
          </table:table-cell>
          <table:table-cell office:value-type="float" office:value="249.05000000000004" table:style-name="ce50">
            <text:p>249</text:p>
          </table:table-cell>
          <table:table-cell office:value-type="float" office:value="32" table:style-name="ce53">
            <text:p>32</text:p>
          </table:table-cell>
          <table:table-cell office:value-type="float" office:value="30.2" table:style-name="ce106">
            <text:p>30</text:p>
          </table:table-cell>
          <table:table-cell office:value-type="float" office:value="4" table:style-name="ce107">
            <text:p>4</text:p>
          </table:table-cell>
          <table:table-cell office:value-type="float" office:value="4" table:style-name="ce110">
            <text:p>4</text:p>
          </table:table-cell>
          <table:table-cell office:value-type="float" office:value="8" table:style-name="ce186">
            <text:p>8</text:p>
          </table:table-cell>
          <table:table-cell office:value-type="float" office:value="8" table:style-name="ce189">
            <text:p>8</text:p>
          </table:table-cell>
          <table:table-cell office:value-type="float" office:value="767" table:content-validation-name="val3" table:style-name="ce132">
            <text:p>767</text:p>
          </table:table-cell>
          <table:table-cell office:value-type="float" office:value="718.65000000000009" table:content-validation-name="val3" table:style-name="ce138">
            <text:p>719</text:p>
          </table:table-cell>
          <table:table-cell table:style-name="ce191"/>
          <table:table-cell table:style-name="ce203"/>
          <table:table-cell table:style-name="ce205"/>
          <table:table-cell table:style-name="ce208"/>
          <table:table-cell office:value-type="float" office:value="10" table:style-name="ce220">
            <text:p>10</text:p>
          </table:table-cell>
          <table:table-cell office:value-type="float" office:value="10" table:style-name="ce222">
            <text:p>10</text:p>
          </table:table-cell>
          <table:table-cell table:style-name="ce227"/>
          <table:table-cell table:style-name="ce225"/>
          <table:table-cell office:value-type="float" office:value="10" table:style-name="ce132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777" table:content-validation-name="val3" table:style-name="ce175">
            <text:p>777</text:p>
          </table:table-cell>
          <table:table-cell office:value-type="float" office:value="728.65000000000009" table:content-validation-name="val3" table:style-name="ce178">
            <text:p>729</text:p>
          </table:table-cell>
          <table:table-cell office:value-type="currency" office:value="1452699" table:content-validation-name="val1" table:style-name="ce9">
            <text:p>£1,452,699.00</text:p>
          </table:table-cell>
          <table:table-cell office:value-type="currency" office:value="44917" table:content-validation-name="val1" table:style-name="ce9">
            <text:p>£44,917.00</text:p>
          </table:table-cell>
          <table:table-cell table:content-validation-name="val1" table:style-name="ce9"/>
          <table:table-cell office:value-type="currency" office:value="716" table:content-validation-name="val1" table:style-name="ce9">
            <text:p>£716.00</text:p>
          </table:table-cell>
          <table:table-cell office:value-type="currency" office:value="269367" table:content-validation-name="val1" table:style-name="ce9">
            <text:p>£269,367.00</text:p>
          </table:table-cell>
          <table:table-cell office:value-type="currency" office:value="104226" table:content-validation-name="val1" table:style-name="ce9">
            <text:p>£104,226.00</text:p>
          </table:table-cell>
          <table:table-cell office:value-type="currency" office:value="1871925" table:style-name="ce10">
            <text:p>£1,871,925.00</text:p>
          </table:table-cell>
          <table:table-cell office:value-type="currency" office:value="122707" table:content-validation-name="val1" table:style-name="ce11">
            <text:p>£122,707.00</text:p>
          </table:table-cell>
          <table:table-cell table:content-validation-name="val2" table:style-name="ce11"/>
          <table:table-cell office:value-type="currency" office:value="122707" table:style-name="ce10">
            <text:p>£122,707.00</text:p>
          </table:table-cell>
          <table:table-cell office:value-type="currency" office:value="1994632" table:style-name="ce12">
            <text:p>£1,994,632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6">
            <text:p>Home Office</text:p>
          </table:table-cell>
          <table:table-cell office:value-type="float" office:value="28" table:style-name="ce68">
            <text:p>28</text:p>
          </table:table-cell>
          <table:table-cell office:value-type="float" office:value="26.84" table:style-name="ce75">
            <text:p>27</text:p>
          </table:table-cell>
          <table:table-cell office:value-type="float" office:value="45" table:style-name="ce80">
            <text:p>45</text:p>
          </table:table-cell>
          <table:table-cell office:value-type="float" office:value="44.61" table:style-name="ce33">
            <text:p>45</text:p>
          </table:table-cell>
          <table:table-cell office:value-type="float" office:value="282" table:style-name="ce37">
            <text:p>282</text:p>
          </table:table-cell>
          <table:table-cell office:value-type="float" office:value="275.39" table:style-name="ce51">
            <text:p>275</text:p>
          </table:table-cell>
          <table:table-cell office:value-type="float" office:value="31" table:style-name="ce55">
            <text:p>31</text:p>
          </table:table-cell>
          <table:table-cell office:value-type="float" office:value="30.720000000000002" table:style-name="ce111">
            <text:p>31</text:p>
          </table:table-cell>
          <table:table-cell office:value-type="float" office:value="7" table:style-name="ce112">
            <text:p>7</text:p>
          </table:table-cell>
          <table:table-cell office:value-type="float" office:value="7" table:style-name="ce116">
            <text:p>7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393" table:content-validation-name="val3" table:style-name="ce132">
            <text:p>393</text:p>
          </table:table-cell>
          <table:table-cell office:value-type="float" office:value="384.56" table:content-validation-name="val3" table:style-name="ce139">
            <text:p>385</text:p>
          </table:table-cell>
          <table:table-cell office:value-type="float" office:value="8" table:style-name="ce199">
            <text:p>8</text:p>
          </table:table-cell>
          <table:table-cell office:value-type="float" office:value="8" table:style-name="ce201">
            <text:p>8</text:p>
          </table:table-cell>
          <table:table-cell office:value-type="float" office:value="0" table:style-name="ce216">
            <text:p>0</text:p>
          </table:table-cell>
          <table:table-cell office:value-type="float" office:value="0" table:style-name="ce219">
            <text:p>0</text:p>
          </table:table-cell>
          <table:table-cell office:value-type="float" office:value="4" table:style-name="ce228">
            <text:p>4</text:p>
          </table:table-cell>
          <table:table-cell office:value-type="float" office:value="3.4" table:style-name="ce231">
            <text:p>3</text:p>
          </table:table-cell>
          <table:table-cell office:value-type="float" office:value="0" table:style-name="ce235">
            <text:p>0</text:p>
          </table:table-cell>
          <table:table-cell office:value-type="float" office:value="0" table:style-name="ce233">
            <text:p>0</text:p>
          </table:table-cell>
          <table:table-cell office:value-type="float" office:value="12" table:style-name="ce132">
            <text:p>12</text:p>
          </table:table-cell>
          <table:table-cell office:value-type="float" office:value="11.4" table:style-name="ce154">
            <text:p>11</text:p>
          </table:table-cell>
          <table:table-cell office:value-type="float" office:value="405" table:content-validation-name="val3" table:style-name="ce175">
            <text:p>405</text:p>
          </table:table-cell>
          <table:table-cell office:value-type="float" office:value="395.96" table:content-validation-name="val3" table:style-name="ce179">
            <text:p>396</text:p>
          </table:table-cell>
          <table:table-cell office:value-type="currency" office:value="910873.34820512822" table:content-validation-name="val2" table:style-name="ce9">
            <text:p>£910,873.35</text:p>
          </table:table-cell>
          <table:table-cell office:value-type="currency" office:value="187523.03" table:content-validation-name="val2" table:style-name="ce9">
            <text:p>£187,523.0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7395.53" table:content-validation-name="val2" table:style-name="ce9">
            <text:p>£17,395.53</text:p>
          </table:table-cell>
          <table:table-cell office:value-type="currency" office:value="192360.70692307694" table:content-validation-name="val2" table:style-name="ce9">
            <text:p>£192,360.71</text:p>
          </table:table-cell>
          <table:table-cell office:value-type="currency" office:value="88166.491538461531" table:content-validation-name="val2" table:style-name="ce9">
            <text:p>£88,166.49</text:p>
          </table:table-cell>
          <table:table-cell office:value-type="currency" office:value="1396319.1066666667" table:style-name="ce10">
            <text:p>£1,396,319.11</text:p>
          </table:table-cell>
          <table:table-cell office:value-type="currency" office:value="87156.709999999992" table:content-validation-name="val2" table:style-name="ce11">
            <text:p>£87,156.71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7156.709999999992" table:style-name="ce10">
            <text:p>£87,156.71</text:p>
          </table:table-cell>
          <table:table-cell office:value-type="currency" office:value="1483475.8166666667" table:style-name="ce12">
            <text:p>£1,483,475.82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Policing Improvement Agency</text:p>
          </table:table-cell>
          <table:table-cell office:value-type="string" table:style-name="ce70">
            <text:p>Executive Non-Departmental Public Body</text:p>
          </table:table-cell>
          <table:table-cell office:value-type="string" table:style-name="ce69">
            <text:p>Home Office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9" table:style-name="ce101">
            <text:p>9</text:p>
          </table:table-cell>
          <table:table-cell office:value-type="float" office:value="8.33" table:style-name="ce40">
            <text:p>8</text:p>
          </table:table-cell>
          <table:table-cell office:value-type="float" office:value="3" table:style-name="ce104">
            <text:p>3</text:p>
          </table:table-cell>
          <table:table-cell office:value-type="float" office:value="2.8" table:style-name="ce41">
            <text:p>3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23">
            <text:p>1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13" table:content-validation-name="val3" table:style-name="ce132">
            <text:p>13</text:p>
          </table:table-cell>
          <table:table-cell office:value-type="float" office:value="12.129999999999999" table:content-validation-name="val3" table:style-name="ce140">
            <text:p>12</text:p>
          </table:table-cell>
          <table:table-cell office:value-type="float" office:value="0" table:style-name="ce200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217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229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232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3" table:content-validation-name="val3" table:style-name="ce175">
            <text:p>13</text:p>
          </table:table-cell>
          <table:table-cell office:value-type="float" office:value="12.129999999999999" table:content-validation-name="val3" table:style-name="ce176">
            <text:p>12</text:p>
          </table:table-cell>
          <table:table-cell office:value-type="currency" office:value="49473" table:content-validation-name="val2" table:style-name="ce9">
            <text:p>£49,473.00</text:p>
          </table:table-cell>
          <table:table-cell office:value-type="currency" office:value="5688.51" table:content-validation-name="val2" table:style-name="ce9">
            <text:p>£5,688.5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0294.15" table:content-validation-name="val2" table:style-name="ce9">
            <text:p>£10,294.15</text:p>
          </table:table-cell>
          <table:table-cell office:value-type="currency" office:value="8356.0499999999993" table:content-validation-name="val2" table:style-name="ce9">
            <text:p>£8,356.05</text:p>
          </table:table-cell>
          <table:table-cell office:value-type="currency" office:value="73811.710000000006" table:style-name="ce10">
            <text:p>£73,811.71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73811.710000000006" table:style-name="ce12">
            <text:p>£73,811.7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72">
            <text:p>Executive Non-Departmental Public Body</text:p>
          </table:table-cell>
          <table:table-cell office:value-type="string" table:style-name="ce73">
            <text:p>Home Office</text:p>
          </table:table-cell>
          <table:table-cell office:value-type="float" office:value="13" table:style-name="ce74">
            <text:p>13</text:p>
          </table:table-cell>
          <table:table-cell office:value-type="float" office:value="11.5" table:style-name="ce82">
            <text:p>12</text:p>
          </table:table-cell>
          <table:table-cell office:value-type="float" office:value="8" table:style-name="ce83">
            <text:p>8</text:p>
          </table:table-cell>
          <table:table-cell office:value-type="float" office:value="8" table:style-name="ce86">
            <text:p>8</text:p>
          </table:table-cell>
          <table:table-cell office:value-type="float" office:value="37" table:style-name="ce100">
            <text:p>37</text:p>
          </table:table-cell>
          <table:table-cell office:value-type="float" office:value="36.5" table:style-name="ce102">
            <text:p>37</text:p>
          </table:table-cell>
          <table:table-cell office:value-type="float" office:value="2" table:style-name="ce103">
            <text:p>2</text:p>
          </table:table-cell>
          <table:table-cell office:value-type="float" office:value="1.8" table:style-name="ce42">
            <text:p>2</text:p>
          </table:table-cell>
          <table:table-cell office:value-type="float" office:value="1" table:style-name="ce114">
            <text:p>1</text:p>
          </table:table-cell>
          <table:table-cell office:value-type="float" office:value="0.6" table:style-name="ce115">
            <text:p>1</text:p>
          </table:table-cell>
          <table:table-cell office:value-type="float" office:value="0" table:style-name="ce182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61" table:content-validation-name="val3" table:style-name="ce132">
            <text:p>61</text:p>
          </table:table-cell>
          <table:table-cell office:value-type="float" office:value="58.4" table:content-validation-name="val3" table:style-name="ce141">
            <text:p>58</text:p>
          </table:table-cell>
          <table:table-cell office:value-type="float" office:value="0" table:style-name="ce198">
            <text:p>0</text:p>
          </table:table-cell>
          <table:table-cell office:value-type="float" office:value="0" table:style-name="ce202">
            <text:p>0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230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234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61" table:content-validation-name="val3" table:style-name="ce175">
            <text:p>61</text:p>
          </table:table-cell>
          <table:table-cell office:value-type="float" office:value="58.4" table:content-validation-name="val3" table:style-name="ce180">
            <text:p>58</text:p>
          </table:table-cell>
          <table:table-cell office:value-type="currency" office:value="163928" table:content-validation-name="val2" table:style-name="ce9">
            <text:p>£163,928.00</text:p>
          </table:table-cell>
          <table:table-cell office:value-type="currency" office:value="180" table:content-validation-name="val2" table:style-name="ce9">
            <text:p>£18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831" table:content-validation-name="val2" table:style-name="ce9">
            <text:p>£29,831.00</text:p>
          </table:table-cell>
          <table:table-cell office:value-type="currency" office:value="13415" table:content-validation-name="val2" table:style-name="ce9">
            <text:p>£13,415.00</text:p>
          </table:table-cell>
          <table:table-cell office:value-type="currency" office:value="207354" table:style-name="ce10">
            <text:p>£207,354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7354" table:style-name="ce12">
            <text:p>£207,354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57">
            <text:p>Executive Non-Departmental Public Body</text:p>
          </table:table-cell>
          <table:table-cell office:value-type="string" table:style-name="ce56">
            <text:p>Home Office</text:p>
          </table:table-cell>
          <table:table-cell office:value-type="float" office:value="29" table:style-name="ce58">
            <text:p>29</text:p>
          </table:table-cell>
          <table:table-cell office:value-type="float" office:value="28.4" table:style-name="ce87">
            <text:p>28</text:p>
          </table:table-cell>
          <table:table-cell office:value-type="float" office:value="19" table:style-name="ce89">
            <text:p>19</text:p>
          </table:table-cell>
          <table:table-cell office:value-type="float" office:value="19" table:style-name="ce92">
            <text:p>19</text:p>
          </table:table-cell>
          <table:table-cell office:value-type="float" office:value="92" table:style-name="ce94">
            <text:p>92</text:p>
          </table:table-cell>
          <table:table-cell office:value-type="float" office:value="92" table:style-name="ce96">
            <text:p>92</text:p>
          </table:table-cell>
          <table:table-cell office:value-type="float" office:value="12" table:style-name="ce97">
            <text:p>12</text:p>
          </table:table-cell>
          <table:table-cell office:value-type="float" office:value="11.6" table:style-name="ce43">
            <text:p>12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19">
            <text:p>4</text:p>
          </table:table-cell>
          <table:table-cell office:value-type="float" office:value="5" table:style-name="ce122">
            <text:p>5</text:p>
          </table:table-cell>
          <table:table-cell office:value-type="float" office:value="5" table:style-name="ce192">
            <text:p>5</text:p>
          </table:table-cell>
          <table:table-cell office:value-type="float" office:value="161" table:content-validation-name="val3" table:style-name="ce132">
            <text:p>161</text:p>
          </table:table-cell>
          <table:table-cell office:value-type="float" office:value="160" table:content-validation-name="val3" table:style-name="ce142">
            <text:p>160</text:p>
          </table:table-cell>
          <table:table-cell office:value-type="float" office:value="10" table:style-name="ce194">
            <text:p>10</text:p>
          </table:table-cell>
          <table:table-cell office:value-type="float" office:value="10" table:style-name="ce197">
            <text:p>10</text:p>
          </table:table-cell>
          <table:table-cell office:value-type="float" office:value="20" table:style-name="ce209">
            <text:p>20</text:p>
          </table:table-cell>
          <table:table-cell office:value-type="float" office:value="20" table:style-name="ce211">
            <text:p>20</text:p>
          </table:table-cell>
          <table:table-cell office:value-type="float" office:value="0" table:style-name="ce214">
            <text:p>0</text:p>
          </table:table-cell>
          <table:table-cell office:value-type="float" office:value="0" table:style-name="ce237">
            <text:p>0</text:p>
          </table:table-cell>
          <table:table-cell office:value-type="float" office:value="0" table:style-name="ce238">
            <text:p>0</text:p>
          </table:table-cell>
          <table:table-cell office:value-type="float" office:value="0" table:style-name="ce241">
            <text:p>0</text:p>
          </table:table-cell>
          <table:table-cell office:value-type="float" office:value="30" table:style-name="ce132">
            <text:p>30</text:p>
          </table:table-cell>
          <table:table-cell office:value-type="float" office:value="30" table:style-name="ce157">
            <text:p>30</text:p>
          </table:table-cell>
          <table:table-cell office:value-type="float" office:value="191" table:content-validation-name="val3" table:style-name="ce175">
            <text:p>191</text:p>
          </table:table-cell>
          <table:table-cell office:value-type="float" office:value="190" table:content-validation-name="val3" table:style-name="ce177">
            <text:p>190</text:p>
          </table:table-cell>
          <table:table-cell office:value-type="currency" office:value="452976.37" table:content-validation-name="val1" table:style-name="ce9">
            <text:p>£452,976.37</text:p>
          </table:table-cell>
          <table:table-cell office:value-type="currency" office:value="35261.08" table:content-validation-name="val1" table:style-name="ce9">
            <text:p>£35,261.08</text:p>
          </table:table-cell>
          <table:table-cell office:value-type="currency" office:value="500" table:content-validation-name="val1" table:style-name="ce9">
            <text:p>£500.00</text:p>
          </table:table-cell>
          <table:table-cell office:value-type="currency" office:value="3922.65" table:content-validation-name="val1" table:style-name="ce9">
            <text:p>£3,922.65</text:p>
          </table:table-cell>
          <table:table-cell office:value-type="currency" office:value="86354.7" table:content-validation-name="val1" table:style-name="ce9">
            <text:p>£86,354.70</text:p>
          </table:table-cell>
          <table:table-cell office:value-type="currency" office:value="37821.089999999997" table:content-validation-name="val1" table:style-name="ce9">
            <text:p>£37,821.09</text:p>
          </table:table-cell>
          <table:table-cell office:value-type="currency" office:value="616835.89" table:style-name="ce10">
            <text:p>£616,835.89</text:p>
          </table:table-cell>
          <table:table-cell office:value-type="currency" office:value="288970.21999999997" table:content-validation-name="val1" table:style-name="ce11">
            <text:p>£288,970.2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88970.21999999997" table:style-name="ce10">
            <text:p>£288,970.22</text:p>
          </table:table-cell>
          <table:table-cell office:value-type="currency" office:value="905806.11" table:style-name="ce12">
            <text:p>£905,806.1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rious Organised Crime Agency</text:p>
          </table:table-cell>
          <table:table-cell office:value-type="string" table:style-name="ce60">
            <text:p>Executive Non-Departmental Public Body</text:p>
          </table:table-cell>
          <table:table-cell office:value-type="string" table:style-name="ce59">
            <text:p>Home Office</text:p>
          </table:table-cell>
          <table:table-cell office:value-type="float" office:value="314" table:style-name="ce61">
            <text:p>314</text:p>
          </table:table-cell>
          <table:table-cell office:value-type="float" office:value="296.2" table:style-name="ce88">
            <text:p>296</text:p>
          </table:table-cell>
          <table:table-cell office:value-type="float" office:value="1522" table:style-name="ce90">
            <text:p>1,522</text:p>
          </table:table-cell>
          <table:table-cell office:value-type="float" office:value="1480.8" table:style-name="ce91">
            <text:p>1,481</text:p>
          </table:table-cell>
          <table:table-cell office:value-type="float" office:value="1703" table:style-name="ce93">
            <text:p>1,703</text:p>
          </table:table-cell>
          <table:table-cell office:value-type="float" office:value="1667.5" table:style-name="ce95">
            <text:p>1,668</text:p>
          </table:table-cell>
          <table:table-cell office:value-type="float" office:value="273" table:style-name="ce98">
            <text:p>273</text:p>
          </table:table-cell>
          <table:table-cell office:value-type="float" office:value="270.3" table:style-name="ce99">
            <text:p>270</text:p>
          </table:table-cell>
          <table:table-cell office:value-type="float" office:value="27" table:style-name="ce118">
            <text:p>27</text:p>
          </table:table-cell>
          <table:table-cell office:value-type="float" office:value="26.6" table:style-name="ce120">
            <text:p>27</text:p>
          </table:table-cell>
          <table:table-cell office:value-type="float" office:value="6" table:style-name="ce121">
            <text:p>6</text:p>
          </table:table-cell>
          <table:table-cell office:value-type="float" office:value="2.8" table:style-name="ce193">
            <text:p>3</text:p>
          </table:table-cell>
          <table:table-cell office:value-type="float" office:value="3845" table:content-validation-name="val3" table:style-name="ce14">
            <text:p>3,845</text:p>
          </table:table-cell>
          <table:table-cell office:value-type="float" office:value="3744.2000000000003" table:content-validation-name="val3" table:style-name="ce14">
            <text:p>3,744</text:p>
          </table:table-cell>
          <table:table-cell office:value-type="float" office:value="21" table:style-name="ce195">
            <text:p>21</text:p>
          </table:table-cell>
          <table:table-cell office:value-type="float" office:value="21" table:style-name="ce196">
            <text:p>21</text:p>
          </table:table-cell>
          <table:table-cell office:value-type="float" office:value="72" table:style-name="ce210">
            <text:p>72</text:p>
          </table:table-cell>
          <table:table-cell office:value-type="float" office:value="72" table:style-name="ce212">
            <text:p>72</text:p>
          </table:table-cell>
          <table:table-cell office:value-type="float" office:value="7" table:style-name="ce213">
            <text:p>7</text:p>
          </table:table-cell>
          <table:table-cell office:value-type="float" office:value="7" table:style-name="ce236">
            <text:p>7</text:p>
          </table:table-cell>
          <table:table-cell office:value-type="float" office:value="0" table:style-name="ce239">
            <text:p>0</text:p>
          </table:table-cell>
          <table:table-cell office:value-type="float" office:value="0" table:style-name="ce240">
            <text:p>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3945" table:content-validation-name="val3" table:style-name="ce15">
            <text:p>3,945</text:p>
          </table:table-cell>
          <table:table-cell office:value-type="float" office:value="3844.2000000000003" table:content-validation-name="val3" table:style-name="ce15">
            <text:p>3,844</text:p>
          </table:table-cell>
          <table:table-cell office:value-type="currency" office:value="11063255" table:content-validation-name="val2" table:style-name="ce9">
            <text:p>£11,063,255.00</text:p>
          </table:table-cell>
          <table:table-cell office:value-type="currency" office:value="916205" table:content-validation-name="val2" table:style-name="ce9">
            <text:p>£916,205.00</text:p>
          </table:table-cell>
          <table:table-cell office:value-type="currency" office:value="25035" table:content-validation-name="val2" table:style-name="ce9">
            <text:p>£25,035.00</text:p>
          </table:table-cell>
          <table:table-cell office:value-type="currency" office:value="1237279" table:content-validation-name="val2" table:style-name="ce9">
            <text:p>£1,237,279.00</text:p>
          </table:table-cell>
          <table:table-cell office:value-type="currency" office:value="2312922" table:content-validation-name="val2" table:style-name="ce9">
            <text:p>£2,312,922.00</text:p>
          </table:table-cell>
          <table:table-cell office:value-type="currency" office:value="1116332" table:content-validation-name="val2" table:style-name="ce9">
            <text:p>£1,116,332.00</text:p>
          </table:table-cell>
          <table:table-cell office:value-type="currency" office:value="16671028" table:style-name="ce10">
            <text:p>£16,671,028.00</text:p>
          </table:table-cell>
          <table:table-cell office:value-type="currency" office:value="866194" table:content-validation-name="val2" table:style-name="ce11">
            <text:p>£866,194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866194" table:style-name="ce10">
            <text:p>£866,194.00</text:p>
          </table:table-cell>
          <table:table-cell office:value-type="currency" office:value="17537222" table:style-name="ce12">
            <text:p>£17,537,222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3-07-11T16:22:23Z</dc:date>
  </office:meta>
</office:document-meta>
</file>